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fo:font-weight="bold"/>
    </style:style>
    <style:style style:name="T3" style:family="text">
      <style:text-properties style:font-name="Calibri" fo:font-size="10.5pt"/>
    </style:style>
    <style:style style:name="T4" style:family="text">
      <style:text-properties style:font-name="Calibri" fo:font-size="10.5pt" fo:font-weight="bold"/>
    </style:style>
    <style:style style:name="T5" style:family="text">
      <style:text-properties style:font-name="Calibri" fo:font-weight="bold"/>
    </style:style>
    <style:style style:name="T6" style:family="text">
      <style:text-properties fo:font-size="22pt" fo:font-weight="bold"/>
    </style:style>
    <style:style style:name="T7" style:family="text">
      <style:text-properties fo:font-weight="bold"/>
    </style:style>
    <style:style style:name="T8" style:family="text">
      <style:text-properties style:font-name-asian="宋体1"/>
    </style:style>
    <style:style style:name="T9" style:family="text">
      <style:text-properties style:font-name-asian="宋体1" style:font-size-asian="22pt" style:font-weight-asian="bold"/>
    </style:style>
    <style:style style:name="T10" style:family="text">
      <style:text-properties style:font-name-asian="宋体1" style:font-size-asian="10.5pt"/>
    </style:style>
    <style:style style:name="T11" style:family="text">
      <style:text-properties style:font-name-asian="宋体1" style:font-size-asian="10.5pt" style:font-weight-asian="bold"/>
    </style:style>
    <style:style style:name="T12" style:family="text">
      <style:text-properties style:font-name-asian="宋体1" style:font-weight-asian="bold"/>
    </style:style>
    <style:style style:name="T13" style:family="text">
      <style:text-properties style:font-name="Wingdings" fo:font-size="10.5pt" fo:font-weight="bold"/>
    </style:style>
    <style:style style:name="T14" style:family="text">
      <style:text-properties style:font-name="Wingdings" fo:font-weight="bold"/>
    </style:style>
    <style:style style:name="T15" style:family="text">
      <style:text-properties fo:font-size="10.5pt"/>
    </style:style>
    <style:style style:name="T16" style:family="text">
      <style:text-properties fo:font-size="10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5">1.</text:span><text:span text:style-name="T7">Cookie</text:span><text:span text:style-name="T12">概述</text:span></text:h>
      <text:p text:style-name="P3"><text:span text:style-name="T14">Ø</text:span><text:span text:style-name="T12">什么叫</text:span><text:span text:style-name="T7">Cookie</text:span></text:p>
      <text:p text:style-name="P4">Cookie<text:span text:style-name="T8">翻译成中文是小甜点，小饼干的意思。在</text:span><text:span text:style-name="T1">HTTP</text:span><text:span text:style-name="T8">中它表示服务器送给客户端浏览器的小甜点。其实</text:span><text:span text:style-name="T1">Cookie</text:span><text:span text:style-name="T8">就是一个键和一个值构成的，随着服务器端的响应发送给客户端浏览器。然后客户端浏览器会把</text:span><text:span text:style-name="T1">Cookie</text:span><text:span text:style-name="T8">保存起来，当下一次再访问服务器时把</text:span><text:span text:style-name="T1">Cookie</text:span><text:span text:style-name="T8">再发送给服务器。</text:span></text:p>
      <text:p text:style-name="P3"><text:span text:style-name="T14">Ø</text:span><text:span text:style-name="T7">2</text:span><text:span text:style-name="T12">　</text:span><text:span text:style-name="T5">Cookie</text:span><text:span text:style-name="T12">规范</text:span></text:p>
      <text:p text:style-name="P4"><text:span text:style-name="T8">你大可以放心，</text:span>Cookie<text:span text:style-name="T8">不会占满你的硬盘。因为一个</text:span><text:span text:style-name="T1">Cookie</text:span><text:span text:style-name="T8">最多只有</text:span><text:span text:style-name="T1">4KB</text:span><text:span text:style-name="T8">，并且浏览器最多可以保存</text:span><text:span text:style-name="T1">300</text:span><text:span text:style-name="T8">个</text:span><text:span text:style-name="T1">Cookie</text:span><text:span text:style-name="T8">。当然，在浏览器大战的今天，一些浏览器为了打败对手，可能对</text:span><text:span text:style-name="T1">Cookie</text:span><text:span text:style-name="T8">规范“扩展”了一些，例如每个</text:span><text:span text:style-name="T1">Cookie</text:span><text:span text:style-name="T8">的大小为</text:span><text:span text:style-name="T1">8KB</text:span><text:span text:style-name="T8">，最多可保存</text:span><text:span text:style-name="T1">500</text:span><text:span text:style-name="T8">个</text:span><text:span text:style-name="T1">Cookie</text:span><text:span text:style-name="T8">等！但也不会出现把你硬盘占满的可能！</text:span></text:p>
      <text:p text:style-name="P4"><text:span text:style-name="T8">不同的浏览器之间不能共享</text:span>Cookie<text:span text:style-name="T8">！！！</text:span></text:p>
      <text:p text:style-name="P3"><text:span text:style-name="T14">Ø</text:span><text:span text:style-name="T7">3</text:span><text:span text:style-name="T12">　</text:span><text:span text:style-name="T5">Cookie</text:span><text:span text:style-name="T12">的作用</text:span></text:p>
      <text:p text:style-name="P2">Cookie<text:span text:style-name="T8">的作用可大了，但无论怎么夸大</text:span><text:span text:style-name="T1">Cookie</text:span><text:span text:style-name="T8">的作用都离不开“跟踪客户端状态”这句话。我们知道</text:span><text:span text:style-name="T1">Cookie</text:span><text:span text:style-name="T8">是服务器保存在客户端的信息，然后客户端会在下次请求时把</text:span><text:span text:style-name="T1">Cookie</text:span><text:span text:style-name="T8">在还给服务器，这样服务器就可以通过信息来识别客户端了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3.0.3$Windows_X86_64 LibreOffice_project/7074905676c47b82bbcfbea1aeefc84afe1c50e1</meta:generator>
    <dc:date>2018-03-13T08:17:14.889000000</dc:date>
    <meta:document-statistic meta:table-count="0" meta:image-count="0" meta:object-count="0" meta:page-count="1" meta:paragraph-count="8" meta:word-count="360" meta:character-count="472" meta:non-whitespace-character-count="470"/>
    <meta:user-defined meta:name="Info 1"/>
    <meta:user-defined meta:name="Info 2"/>
    <meta:user-defined meta:name="Info 3"/>
    <meta:user-defined meta:name="Info 4"/>
  </office:meta>
</office:document-meta>
</file>